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ercu" svg:font-family="Apercu, apple-system, BlinkMacSystemFont, 'Segoe UI', Roboto, Ubuntu, Cantarell, 'Fira Sans', 'Droid Sans', 'Helvetica Neu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Ubuntu Mono', 'Droid Sans Mon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fo:color="#000000" loext:opacity="100%" fo:font-weight="bold"/>
    </style:style>
    <style:style style:name="P2" style:family="paragraph" style:parent-style-name="Heading_20_2">
      <style:paragraph-properties fo:margin-left="0in" fo:margin-right="0in" fo:line-height="120%" fo:orphans="40" fo:text-indent="0in" style:auto-text-indent="false"/>
      <style:text-properties fo:color="#000000" loext:opacity="100%" fo:font-weight="bold"/>
    </style:style>
    <style:style style:name="P3" style:family="paragraph" style:parent-style-name="Heading_20_3">
      <style:paragraph-properties fo:margin-left="0in" fo:margin-right="0in" fo:line-height="120%" fo:orphans="40" fo:text-indent="0in" style:auto-text-indent="false"/>
      <style:text-properties fo:color="#000000" loext:opacity="100%" fo:font-weight="bold"/>
    </style:style>
    <style:style style:name="P4" style:family="paragraph" style:parent-style-name="Heading_20_4">
      <style:paragraph-properties fo:margin-left="0in" fo:margin-right="0in" fo:line-height="120%" fo:orphans="40" fo:text-indent="0in" style:auto-text-indent="false"/>
      <style:text-properties fo:color="#000000" loext:opacity="100%" fo:font-weight="bold"/>
    </style:style>
    <style:style style:name="P5" style:family="paragraph" style:parent-style-name="Standard">
      <style:text-properties fo:color="#000000" loext:opacity="100%"/>
    </style:style>
    <style:style style:name="P6" style:family="paragraph" style:parent-style-name="Text_20_body">
      <style:paragraph-properties fo:margin-left="0in" fo:margin-right="0in" fo:margin-top="0in" fo:margin-bottom="0.0972in" style:contextual-spacing="false" fo:line-height="170%" fo:text-align="start" style:justify-single-word="false" fo:orphans="2" fo:widows="2" fo:text-indent="0in" style:auto-text-indent="false"/>
    </style:style>
    <style:style style:name="P7"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style:style>
    <style:style style:name="P8" style:family="paragraph" style:parent-style-name="Text_20_body" style:list-style-name="L1">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9" style:family="paragraph" style:parent-style-name="Text_20_body" style:list-style-name="L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0" style:family="paragraph" style:parent-style-name="Text_20_body" style:list-style-name="L3">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1" style:family="paragraph" style:parent-style-name="Text_20_body" style:list-style-name="L4">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2" style:family="paragraph" style:parent-style-name="Text_20_body" style:list-style-name="L5">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3" style:family="paragraph" style:parent-style-name="Text_20_body" style:list-style-name="L6">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4" style:family="paragraph" style:parent-style-name="Text_20_body" style:list-style-name="L7">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5" style:family="paragraph" style:parent-style-name="Text_20_body" style:list-style-name="L8">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6" style:family="paragraph" style:parent-style-name="Text_20_body" style:list-style-name="L9">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7" style:family="paragraph" style:parent-style-name="Text_20_body" style:list-style-name="L10">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8" style:family="paragraph" style:parent-style-name="Text_20_body" style:list-style-name="L12">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19" style:family="paragraph" style:parent-style-name="Text_20_body" style:list-style-name="L14">
      <style:paragraph-properties fo:margin-left="0in" fo:margin-right="0in" fo:margin-top="0in" fo:margin-bottom="0in" style:contextual-spacing="false" fo:line-height="170%" fo:text-align="start" style:justify-single-word="false" fo:orphans="2" fo:widows="2" fo:text-indent="0in" style:auto-text-indent="false" fo:padding="0in" fo:border="none"/>
    </style:style>
    <style:style style:name="P20" style:family="paragraph" style:parent-style-name="Text_20_body" style:list-style-name="L4">
      <style:paragraph-properties fo:margin-left="0in" fo:margin-right="0in" fo:margin-top="0in" fo:margin-bottom="0in" style:contextual-spacing="false" fo:line-height="170%" fo:text-align="start" style:justify-single-word="false" fo:orphans="40" fo:widows="2" fo:text-indent="0in" style:auto-text-indent="false" fo:padding="0in" fo:border="none"/>
    </style:style>
    <style:style style:name="P21" style:family="paragraph" style:parent-style-name="Text_20_body" style:list-style-name="L11">
      <style:paragraph-properties fo:margin-left="0in" fo:margin-right="0in" fo:margin-top="0in" fo:margin-bottom="0in" style:contextual-spacing="false" fo:line-height="170%" fo:text-align="start" style:justify-single-word="false" fo:orphans="40" fo:widows="2" fo:text-indent="0in" style:auto-text-indent="false" fo:padding="0in" fo:border="none"/>
    </style:style>
    <style:style style:name="P22" style:family="paragraph" style:parent-style-name="Text_20_body" style:list-style-name="L5">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3" style:family="paragraph" style:parent-style-name="Text_20_body" style:list-style-name="L6">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4" style:family="paragraph" style:parent-style-name="Text_20_body" style:list-style-name="L7">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5" style:family="paragraph" style:parent-style-name="Text_20_body" style:list-style-name="L8">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6" style:family="paragraph" style:parent-style-name="Text_20_body" style:list-style-name="L9">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7" style:family="paragraph" style:parent-style-name="Text_20_body" style:list-style-name="L10">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8" style:family="paragraph" style:parent-style-name="Text_20_body" style:list-style-name="L11">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29" style:family="paragraph" style:parent-style-name="Text_20_body">
      <style:paragraph-properties fo:margin-left="0in" fo:margin-right="0in" fo:margin-top="0in" fo:margin-bottom="0.0972in" style:contextual-spacing="false" fo:line-height="170%" fo:text-align="start" style:justify-single-word="false" fo:orphans="2" fo:widows="2" fo:text-indent="0in" style:auto-text-indent="false"/>
      <style:text-properties fo:font-variant="normal" fo:text-transform="none" fo:color="#000000" loext:opacity="100%" style:font-name="Apercu" fo:letter-spacing="normal" fo:font-style="normal" fo:font-weight="normal"/>
    </style:style>
    <style:style style:name="P30" style:family="paragraph" style:parent-style-name="Text_20_body">
      <style:paragraph-properties fo:margin-left="0in" fo:margin-right="0in" fo:margin-top="0in" fo:margin-bottom="0in" style:contextual-spacing="false" fo:line-height="170%" fo:text-align="start" style:justify-single-word="false" fo:orphans="2" fo:widows="2" fo:text-indent="0in" style:auto-text-indent="false"/>
      <style:text-properties fo:font-variant="normal" fo:text-transform="none" fo:color="#000000" loext:opacity="100%" style:font-name="Apercu" fo:letter-spacing="normal" fo:font-style="normal" fo:font-weight="normal"/>
    </style:style>
    <style:style style:name="P31" style:family="paragraph" style:parent-style-name="Text_20_body" style:list-style-name="L13">
      <style:paragraph-properties fo:margin-left="0in" fo:margin-right="0in" fo:margin-top="0in" fo:margin-bottom="0in" style:contextual-spacing="false" fo:line-height="170%" fo:text-align="start" style:justify-single-word="false" fo:orphans="2" fo:widows="2" fo:text-indent="0in" style:auto-text-indent="false" fo:padding="0in" fo:border="none"/>
      <style:text-properties fo:font-variant="normal" fo:text-transform="none" fo:color="#000000" loext:opacity="100%" style:font-name="Apercu" fo:letter-spacing="normal" fo:font-style="normal" fo:font-weight="normal"/>
    </style:style>
    <style:style style:name="P32" style:family="paragraph" style:parent-style-name="Text_20_body" style:list-style-name="L11">
      <style:paragraph-properties fo:margin-left="0in" fo:margin-right="0in" fo:margin-top="0in" fo:margin-bottom="0in" style:contextual-spacing="false" fo:line-height="170%" fo:text-align="start" style:justify-single-word="false" fo:orphans="40" fo:widows="2" fo:text-indent="0in" style:auto-text-indent="false" fo:padding="0in" fo:border="none"/>
      <style:text-properties fo:font-variant="normal" fo:text-transform="none" fo:color="#000000" loext:opacity="100%" style:font-name="Apercu" fo:letter-spacing="normal" fo:font-style="normal" fo:font-weight="normal"/>
    </style:style>
    <style:style style:name="P33" style:family="paragraph" style:parent-style-name="Text_20_body" style:list-style-name="L13">
      <style:paragraph-properties fo:margin-left="0in" fo:margin-right="0in" fo:margin-top="0in" fo:margin-bottom="0in" style:contextual-spacing="false" fo:line-height="170%" fo:text-align="start" style:justify-single-word="false" fo:orphans="40" fo:widows="2" fo:text-indent="0in" style:auto-text-indent="false" fo:padding="0in" fo:border="none"/>
      <style:text-properties fo:font-variant="normal" fo:text-transform="none" fo:color="#000000" loext:opacity="100%" style:font-name="Apercu" fo:letter-spacing="normal" fo:font-style="normal" fo:font-weight="normal"/>
    </style:style>
    <style:style style:name="T1" style:family="text">
      <style:text-properties fo:font-variant="normal" fo:text-transform="none" fo:color="#ffffff" loext:opacity="100%" style:font-name="Apercu" fo:letter-spacing="normal" fo:font-style="normal" fo:font-weight="normal"/>
    </style:style>
    <style:style style:name="T2" style:family="text">
      <style:text-properties fo:font-variant="normal" fo:text-transform="none" fo:color="#ffffff" loext:opacity="100%" style:font-name="Apercu" fo:letter-spacing="normal" fo:font-style="normal" fo:font-weight="bold"/>
    </style:style>
    <style:style style:name="T3" style:family="text">
      <style:text-properties fo:font-variant="normal" fo:text-transform="none" fo:color="#ffd300" loext:opacity="100%" style:font-name="Apercu" fo:letter-spacing="normal" fo:font-style="normal" style:text-underline-style="solid" style:text-underline-width="auto" style:text-underline-color="font-color" fo:font-weight="normal" fo:background-color="transparent" loext:char-shading-value="0" loext:padding="0in" loext:border="none"/>
    </style:style>
    <style:style style:name="T4" style:family="text">
      <style:text-properties fo:font-variant="normal" fo:text-transform="none" fo:color="#4fe0b0" loext:opacity="100%" style:font-name="Monaco" fo:letter-spacing="normal" fo:font-style="normal" fo:font-weight="normal" fo:background-color="transparent" loext:char-shading-value="0" loext:padding="0in" loext:border="none"/>
    </style:style>
    <style:style style:name="T5" style:family="text">
      <style:text-properties fo:font-variant="normal" fo:text-transform="none" style:font-name="Apercu" fo:letter-spacing="normal" fo:font-style="normal" fo:font-weight="normal"/>
    </style:style>
    <style:style style:name="T6" style:family="text">
      <style:text-properties fo:font-variant="normal" fo:text-transform="none" style:font-name="Apercu" fo:letter-spacing="normal" fo:font-style="normal" style:text-underline-style="solid" style:text-underline-width="auto" style:text-underline-color="font-color" fo:font-weight="normal" fo:background-color="transparent" loext:char-shading-value="0" loext:padding="0in" loext:border="none"/>
    </style:style>
    <style:style style:name="T7" style:family="text">
      <style:text-properties fo:font-variant="normal" fo:text-transform="none" style:font-name="Apercu" fo:letter-spacing="normal" fo:font-style="normal" fo:font-weight="bold"/>
    </style:style>
    <style:style style:name="T8" style:family="text">
      <style:text-properties fo:font-variant="normal" fo:text-transform="none" style:font-name="Monaco" fo:letter-spacing="normal" fo:font-style="normal" fo:font-weight="normal" fo:background-color="transparent" loext:char-shading-value="0" loext:padding="0in" loext:border="none"/>
    </style:style>
    <style:style style:name="T9" style:family="text">
      <style:text-properties fo:font-variant="normal" fo:text-transform="none" fo:color="#c9211e" loext:opacity="100%" style:font-name="Apercu" fo:letter-spacing="normal" fo:font-style="normal" fo:font-weight="normal"/>
    </style:style>
    <style:style style:name="T10" style:family="text">
      <style:text-properties fo:font-variant="normal" fo:text-transform="none" fo:color="#c9211e" loext:opacity="100%" style:font-name="Apercu" fo:letter-spacing="normal" fo:font-style="normal" style:text-underline-style="solid" style:text-underline-width="auto" style:text-underline-color="font-color" fo:font-weight="normal" fo:background-color="transparent" loext:char-shading-value="0" loext:padding="0in" loext:border="none"/>
    </style:style>
    <style:style style:name="T11" style:family="text">
      <style:text-properties fo:font-variant="normal" fo:text-transform="none" fo:color="#c9211e" loext:opacity="100%" style:font-name="Apercu" fo:letter-spacing="normal" fo:font-style="normal" fo:font-weight="bold"/>
    </style:style>
    <style:style style:name="T12" style:family="text">
      <style:text-properties fo:font-variant="normal" fo:text-transform="none" fo:color="#c9211e" loext:opacity="100%" style:font-name="Monaco" fo:letter-spacing="normal" fo:font-style="normal" fo:font-weight="normal" fo:background-color="transparent" loext:char-shading-value="0" loext:padding="0in" loext:border="none"/>
    </style:style>
    <style:style style:name="T13" style:family="text">
      <style:text-properties fo:font-variant="normal" fo:text-transform="none" fo:color="#000000" loext:opacity="100%" style:font-name="Apercu" fo:letter-spacing="normal" fo:font-style="normal" fo:font-weight="normal"/>
    </style:style>
    <style:style style:name="T14" style:family="text">
      <style:text-properties fo:font-variant="normal" fo:text-transform="none" fo:color="#000000" loext:opacity="100%" style:font-name="Apercu" fo:letter-spacing="normal" fo:font-style="normal" style:text-underline-style="solid" style:text-underline-width="auto" style:text-underline-color="font-color" fo:font-weight="normal" fo:background-color="transparent" loext:char-shading-value="0" loext:padding="0in" loext:border="none"/>
    </style:style>
    <style:style style:name="T15" style:family="text">
      <style:text-properties fo:font-variant="normal" fo:text-transform="none" fo:color="#000000" loext:opacity="100%" style:font-name="Apercu" fo:letter-spacing="normal" fo:font-style="normal" fo:font-weight="bold"/>
    </style:style>
    <style:style style:name="T16" style:family="text">
      <style:text-properties fo:font-variant="normal" fo:text-transform="none" fo:color="#000000" loext:opacity="100%" style:font-name="Monaco" fo:letter-spacing="normal" fo:font-style="normal" fo:font-weight="normal" fo:background-color="transparent" loext:char-shading-value="0" loext:padding="0in" loext:border="none"/>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492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492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492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heading-how-to-begin"/>How to Begin</text:h>
      <text:p text:style-name="P6"><text:span text:style-name="T13">To start, download </text:span><text:a xlink:type="simple" xlink:href="https://static-assets.codecademy.com/Courses/express/boss-machine-start.zip" office:target-frame-name="_blank" xlink:show="new" text:style-name="Internet_20_link" text:visited-style-name="Visited_20_Internet_20_Link"><text:span text:style-name="T14">the starting code for this project</text:span></text:a><text:span text:style-name="T13">. After downloading the zip folder, double-click it to uncompress it and access the contents.</text:span></text:p>
      <text:p text:style-name="P7"><text:span text:style-name="T13">Once you have the project downloaded, you’ll need to run some terminal commands to get the application started. First, open the root project directory in your terminal. Run </text:span><text:span text:style-name="Source_20_Text"><text:span text:style-name="T16">npm install</text:span></text:span><text:span text:style-name="T13"> to install the dependencies of this project and build the front-end application. This may take a few moments. Once it has finished installing, run </text:span><text:span text:style-name="Source_20_Text"><text:span text:style-name="T16">npm run start</text:span></text:span><text:span text:style-name="T13"> to begin your server. You’ll see </text:span><text:span text:style-name="Source_20_Text"><text:span text:style-name="T16">Server listening on port 4001</text:span></text:span><text:span text:style-name="T13"> in the terminal. The </text:span><text:span text:style-name="Source_20_Text"><text:span text:style-name="T16">npm run start</text:span></text:span><text:span text:style-name="T13"> script will automatically restart your server whenever you save changes to </text:span><text:span text:style-name="Source_20_Text"><text:span text:style-name="T16">app.js</text:span></text:span><text:span text:style-name="T13">, </text:span><text:span text:style-name="Source_20_Text"><text:span text:style-name="T16">main.js</text:span></text:span><text:span text:style-name="T13">, or any file in the </text:span><text:span text:style-name="Source_20_Text"><text:span text:style-name="T16">server/</text:span></text:span><text:span text:style-name="T13"> folder. If you want to turn this off, simply start your server with the </text:span><text:span text:style-name="Source_20_Text"><text:span text:style-name="T16">node main.js</text:span></text:span><text:span text:style-name="T13"> command. You can kill either process with the </text:span><text:span text:style-name="Source_20_Text"><text:span text:style-name="T16">Ctrl + C</text:span></text:span><text:span text:style-name="T13"> command.</text:span></text:p>
      <text:p text:style-name="P7"><text:span text:style-name="T13">To see the application in its initial, non-working state, simply open </text:span><text:span text:style-name="Source_20_Text"><text:span text:style-name="T16">index.html</text:span></text:span><text:span text:style-name="T13"> in a web browser. You should use </text:span><text:a xlink:type="simple" xlink:href="https://www.google.com/chrome/browser/desktop/index.html" office:target-frame-name="_blank" xlink:show="new" text:style-name="Internet_20_link" text:visited-style-name="Visited_20_Internet_20_Link"><text:span text:style-name="T14">Google Chrome</text:span></text:a><text:span text:style-name="T13"> (at least version 60) or </text:span><text:a xlink:type="simple" xlink:href="https://www.mozilla.org/en-US/firefox/new/" office:target-frame-name="_blank" xlink:show="new" text:style-name="Internet_20_link" text:visited-style-name="Visited_20_Internet_20_Link"><text:span text:style-name="T14">Firefox</text:span></text:a><text:span text:style-name="T13"> (at least version 55). The links above will let you download the latest release of either browser if you do not have it or are unsure of which version you’re running.</text:span></text:p>
      <text:h text:style-name="P2" text:outline-level="2"><text:bookmark text:name="heading-implementation-details"/>Implementation Details</text:h>
      <text:p text:style-name="P7"><text:span text:style-name="T13">To complete the project, you will need to complete code in a few sections of the project. Generally, you will not have to touch anything inside the </text:span><text:span text:style-name="Source_20_Text"><text:span text:style-name="T16">browser/</text:span></text:span><text:span text:style-name="T13">, </text:span><text:span text:style-name="Source_20_Text"><text:span text:style-name="T16">public/</text:span></text:span><text:span text:style-name="T13">, or </text:span><text:span text:style-name="Source_20_Text"><text:span text:style-name="T16">node_modules/</text:span></text:span><text:span text:style-name="T13"> folders unless you know some React and HTML/CSS and want to customize the look of the Boss Machine. Before doing any of that, however, let’s focus on getting the API server up and running:</text:span></text:p>
      <text:h text:style-name="P3" text:outline-level="3"><text:bookmark text:name="heading-server-boilerplate"/><text:soft-page-break/>Server Boilerplate</text:h>
      <text:p text:style-name="P7"><text:span text:style-name="T13">In </text:span><text:span text:style-name="Source_20_Text"><text:span text:style-name="T16">app.js</text:span></text:span><text:span text:style-name="T13">, you will see some boilerplate code, but the server is missing key functionality to allow it to run. You must:</text:span></text:p>
      <text:list text:style-name="L1">
        <text:list-item>
          <text:p text:style-name="P8"><text:span text:style-name="T13">Set up body-parsing middleware with the </text:span><text:span text:style-name="Source_20_Text"><text:span text:style-name="T16">body-parser</text:span></text:span><text:span text:style-name="T13"> package.</text:span></text:p>
        </text:list-item>
        <text:list-item>
          <text:p text:style-name="P8"><text:span text:style-name="T13">Set up CORS middleware with the </text:span><text:span text:style-name="Source_20_Text"><text:span text:style-name="T16">cors</text:span></text:span><text:span text:style-name="T13"> package. You can use the default settings.</text:span></text:p>
        </text:list-item>
        <text:list-item>
          <text:p text:style-name="P8"><text:span text:style-name="T13">Mount the existing </text:span><text:span text:style-name="Source_20_Text"><text:span text:style-name="T16">apiRouter</text:span></text:span><text:span text:style-name="T13"> at </text:span><text:span text:style-name="Source_20_Text"><text:span text:style-name="T16">/api</text:span></text:span><text:span text:style-name="T13">. This router will serve as the starting point for all your API routes.</text:span></text:p>
        </text:list-item>
      </text:list>
      <text:p text:style-name="P7"><text:span text:style-name="T13">In </text:span><text:span text:style-name="Source_20_Text"><text:span text:style-name="T16">main.js</text:span></text:span><text:span text:style-name="T13">:</text:span></text:p>
      <text:list text:style-name="L2">
        <text:list-item>
          <text:p text:style-name="P9"><text:span text:style-name="T13">Start the server listening on the provided </text:span><text:span text:style-name="Source_20_Text"><text:span text:style-name="T16">PORT</text:span></text:span><text:span text:style-name="T13">.</text:span></text:p>
        </text:list-item>
        <text:list-item>
          <text:p text:style-name="P9"><text:span text:style-name="T13">Make sure to use the </text:span><text:span text:style-name="Source_20_Text"><text:span text:style-name="T16">PORT</text:span></text:span><text:span text:style-name="T13"> constant and not a hard-coded number, as this is required for tests to run.</text:span></text:p>
        </text:list-item>
      </text:list>
      <text:p text:style-name="P7"><text:span text:style-name="T13">Take note of the comments in </text:span><text:span text:style-name="Source_20_Text"><text:span text:style-name="T16">app.js</text:span></text:span><text:span text:style-name="T13"> and </text:span><text:span text:style-name="Source_20_Text"><text:span text:style-name="T16">main.js</text:span></text:span><text:span text:style-name="T13">, as your code needs to fit into specific places around the existing boilerplate.</text:span></text:p>
      <text:h text:style-name="P3" text:outline-level="3"><text:bookmark text:name="heading-api-routes"/>API Routes</text:h>
      <text:list text:style-name="L3">
        <text:list-item>
          <text:p text:style-name="P10"><text:span text:style-name="T13">Your routes should live inside the </text:span><text:span text:style-name="Source_20_Text"><text:span text:style-name="T16">server/</text:span></text:span><text:span text:style-name="T13"> folder. The file and router structure is up to you — the testing suite will only test whether your API endpoints work as intended, not how you nest your code!</text:span></text:p>
        </text:list-item>
        <text:list-item>
          <text:p text:style-name="P10"><text:span text:style-name="T13">Your ‘database’ exists in </text:span><text:span text:style-name="Source_20_Text"><text:span text:style-name="T16">server/db.js</text:span></text:span><text:span text:style-name="T13">. The beginning database will be seeded every time the server is restarted. There is more information on working with the database and the helper functions it exports below.</text:span></text:p>
        </text:list-item>
      </text:list>
      <text:h text:style-name="P4" text:outline-level="4"><text:bookmark text:name="heading-routes-required"/>Routes Required</text:h>
      <text:list text:style-name="L4">
        <text:list-item>
          <text:p text:style-name="P11"><text:span text:style-name="Source_20_Text"><text:span text:style-name="T16">/api/minions</text:span></text:span></text:p>
          <text:list>
            <text:list-item>
              <text:p text:style-name="P20"><text:span text:style-name="Source_20_Text"><text:span text:style-name="T16">GET /api/minions</text:span></text:span><text:span text:style-name="T13"> to get an array of all minions.</text:span></text:p>
            </text:list-item>
            <text:list-item>
              <text:p text:style-name="P20"><text:span text:style-name="Source_20_Text"><text:span text:style-name="T16">POST /api/minions</text:span></text:span><text:span text:style-name="T13"> to create a new minion and save it to the database.</text:span></text:p>
            </text:list-item>
            <text:list-item>
              <text:p text:style-name="P20"><text:soft-page-break/><text:span text:style-name="Source_20_Text"><text:span text:style-name="T16">GET /api/minions/:minionId</text:span></text:span><text:span text:style-name="T13"> to get a single minion by id.</text:span></text:p>
            </text:list-item>
            <text:list-item>
              <text:p text:style-name="P20"><text:span text:style-name="Source_20_Text"><text:span text:style-name="T16">PUT /api/minions/:minionId</text:span></text:span><text:span text:style-name="T13"> to update a single minion by id.</text:span></text:p>
            </text:list-item>
            <text:list-item>
              <text:p text:style-name="P20"><text:span text:style-name="Source_20_Text"><text:span text:style-name="T16">DELETE /api/minions/:minionId</text:span></text:span><text:span text:style-name="T13"> to delete a single minion by id.</text:span></text:p>
            </text:list-item>
          </text:list>
        </text:list-item>
        <text:list-item>
          <text:p text:style-name="P11"><text:span text:style-name="Source_20_Text"><text:span text:style-name="T16">/api/ideas</text:span></text:span></text:p>
          <text:list>
            <text:list-item>
              <text:p text:style-name="P20"><text:span text:style-name="Source_20_Text"><text:span text:style-name="T16">GET /api/ideas</text:span></text:span><text:span text:style-name="T13"> to get an array of all ideas.</text:span></text:p>
            </text:list-item>
            <text:list-item>
              <text:p text:style-name="P20"><text:span text:style-name="Source_20_Text"><text:span text:style-name="T16">POST /api/ideas</text:span></text:span><text:span text:style-name="T13"> to create a new idea and save it to the database.</text:span></text:p>
            </text:list-item>
            <text:list-item>
              <text:p text:style-name="P20"><text:span text:style-name="Source_20_Text"><text:span text:style-name="T16">GET /api/ideas/:ideaId</text:span></text:span><text:span text:style-name="T13"> to get a single idea by id.</text:span></text:p>
            </text:list-item>
            <text:list-item>
              <text:p text:style-name="P20"><text:span text:style-name="Source_20_Text"><text:span text:style-name="T16">PUT /api/ideas/:ideaId</text:span></text:span><text:span text:style-name="T13"> to update a single idea by id.</text:span></text:p>
            </text:list-item>
            <text:list-item>
              <text:p text:style-name="P20"><text:span text:style-name="Source_20_Text"><text:span text:style-name="T16">DELETE /api/ideas/:ideaId</text:span></text:span><text:span text:style-name="T13"> to delete a single idea by id.</text:span></text:p>
            </text:list-item>
          </text:list>
        </text:list-item>
        <text:list-item>
          <text:p text:style-name="P11"><text:span text:style-name="Source_20_Text"><text:span text:style-name="T16">/api/meetings</text:span></text:span></text:p>
          <text:list>
            <text:list-item>
              <text:p text:style-name="P20"><text:span text:style-name="Source_20_Text"><text:span text:style-name="T16">GET /api/meetings</text:span></text:span><text:span text:style-name="T13"> to get an array of all meetings.</text:span></text:p>
            </text:list-item>
            <text:list-item>
              <text:p text:style-name="P20"><text:span text:style-name="Source_20_Text"><text:span text:style-name="T16">POST /api/meetings</text:span></text:span><text:span text:style-name="T13"> to create a new meeting and save it to the database.</text:span></text:p>
            </text:list-item>
            <text:list-item>
              <text:p text:style-name="P20"><text:span text:style-name="Source_20_Text"><text:span text:style-name="T16">DELETE /api/meetings</text:span></text:span><text:span text:style-name="T13"> to delete </text:span><text:span text:style-name="Emphasis"><text:span text:style-name="T13">all</text:span></text:span><text:span text:style-name="T13"> meetings from the database.</text:span></text:p>
            </text:list-item>
          </text:list>
        </text:list-item>
      </text:list>
      <text:p text:style-name="P7"><text:span text:style-name="T13">For all </text:span><text:span text:style-name="Source_20_Text"><text:span text:style-name="T16">/api/minions</text:span></text:span><text:span text:style-name="T13"> and </text:span><text:span text:style-name="Source_20_Text"><text:span text:style-name="T16">/api/ideas</text:span></text:span><text:span text:style-name="T13"> routes, any </text:span><text:span text:style-name="Source_20_Text"><text:span text:style-name="T16">POST</text:span></text:span><text:span text:style-name="T13"> or </text:span><text:span text:style-name="Source_20_Text"><text:span text:style-name="T16">PUT</text:span></text:span><text:span text:style-name="T13"> requests will send their new/updated resources in the request body. </text:span><text:span text:style-name="Source_20_Text"><text:span text:style-name="T16">POST</text:span></text:span><text:span text:style-name="T13"> request bodies will not have an </text:span><text:span text:style-name="Source_20_Text"><text:span text:style-name="T16">id</text:span></text:span><text:span text:style-name="T13"> property — you will have to set it based on the next id in sequence.</text:span></text:p>
      <text:p text:style-name="P7"><text:span text:style-name="T13">For the </text:span><text:span text:style-name="Source_20_Text"><text:span text:style-name="T16">POST /api/meetings</text:span></text:span><text:span text:style-name="T13"> route, no request body is necessary, as meetings are generated automatically by the server upon request. Use the provided </text:span><text:span text:style-name="Source_20_Text"><text:span text:style-name="T16">createMeeting</text:span></text:span><text:span text:style-name="T13"> function exported from </text:span><text:span text:style-name="Source_20_Text"><text:span text:style-name="T16">db.js</text:span></text:span><text:span text:style-name="T13"> to create a new meeting object.</text:span></text:p>
      <text:h text:style-name="P3" text:outline-level="3"><text:bookmark text:name="heading-working-with-the-database"/>Working with the ‘Database’</text:h>
      <text:p text:style-name="P7"><text:span text:style-name="T13">The </text:span><text:span text:style-name="Source_20_Text"><text:span text:style-name="T16">server/db.js</text:span></text:span><text:span text:style-name="T13"> file exports helper functions for working with the database arrays. The goal of this project is for you to focus on Express routes and not worry about how the database works under the hood. These functions always take at least one argument, </text:span><text:soft-page-break/><text:span text:style-name="T13">and the first argument is always a string representing the name of the database model: </text:span><text:span text:style-name="Source_20_Text"><text:span text:style-name="T16">'minions'</text:span></text:span><text:span text:style-name="T13">, </text:span><text:span text:style-name="Source_20_Text"><text:span text:style-name="T16">'ideas'</text:span></text:span><text:span text:style-name="T13">, </text:span><text:span text:style-name="Source_20_Text"><text:span text:style-name="T16">'meetings'</text:span></text:span><text:span text:style-name="T13">, or </text:span><text:span text:style-name="Source_20_Text"><text:span text:style-name="T16">'work'</text:span></text:span><text:span text:style-name="T13">.</text:span></text:p>
      <text:p text:style-name="P7"><text:span text:style-name="Source_20_Text"><text:span text:style-name="T16">getAllFromDatabase</text:span></text:span><text:span text:style-name="T13">:</text:span></text:p>
      <text:list text:style-name="L5">
        <text:list-item>
          <text:p text:style-name="P22">takes only a single argument for the model name</text:p>
        </text:list-item>
        <text:list-item>
          <text:p text:style-name="P12"><text:span text:style-name="T13">returns the array of elements in the database or </text:span><text:span text:style-name="Source_20_Text"><text:span text:style-name="T16">null</text:span></text:span><text:span text:style-name="T13"> if an invalid argument is supplied</text:span></text:p>
        </text:list-item>
      </text:list>
      <text:p text:style-name="P7"><text:span text:style-name="Source_20_Text"><text:span text:style-name="T16">getFromDatabaseById</text:span></text:span><text:span text:style-name="T13">:</text:span></text:p>
      <text:list text:style-name="L6">
        <text:list-item>
          <text:p text:style-name="P23">takes the model name argument and a second string argument representing the unique ID of the element</text:p>
        </text:list-item>
        <text:list-item>
          <text:p text:style-name="P13"><text:span text:style-name="T13">returns the instance with valid inputs and </text:span><text:span text:style-name="Source_20_Text"><text:span text:style-name="T16">null</text:span></text:span><text:span text:style-name="T13"> with an invalid ID</text:span></text:p>
        </text:list-item>
      </text:list>
      <text:p text:style-name="P7"><text:span text:style-name="Source_20_Text"><text:span text:style-name="T16">addToDatabase</text:span></text:span><text:span text:style-name="T13">:</text:span></text:p>
      <text:list text:style-name="L7">
        <text:list-item>
          <text:p text:style-name="P24">takes the model name argument and a second argument, which is an object with the key-value pairs of the new instance</text:p>
        </text:list-item>
        <text:list-item>
          <text:p text:style-name="P14"><text:span text:style-name="T13">handles assigning </text:span><text:span text:style-name="Source_20_Text"><text:span text:style-name="T16">.id</text:span></text:span><text:span text:style-name="T13"> properties to the instances</text:span></text:p>
        </text:list-item>
        <text:list-item>
          <text:p text:style-name="P24">does not check to make sure that valid inputs are supplied, so you will have to add those checks to your routes if necessary</text:p>
        </text:list-item>
        <text:list-item>
          <text:p text:style-name="P24">will return the newly-created instance from the database</text:p>
        </text:list-item>
        <text:list-item>
          <text:p text:style-name="P24">validates the schema of the instance to create and throws an error if it is invalid</text:p>
        </text:list-item>
      </text:list>
      <text:p text:style-name="P7"><text:span text:style-name="Source_20_Text"><text:span text:style-name="T16">updateInstanceInDatabase</text:span></text:span><text:span text:style-name="T13">:</text:span></text:p>
      <text:list text:style-name="L8">
        <text:list-item>
          <text:p text:style-name="P25">takes the model name argument and a second argument, which is an object representing an updated instance</text:p>
        </text:list-item>
        <text:list-item>
          <text:p text:style-name="P15"><text:span text:style-name="T13">the instance provided must have a valid </text:span><text:span text:style-name="Source_20_Text"><text:span text:style-name="T16">.id</text:span></text:span><text:span text:style-name="T13"> property, which will be used to match</text:span></text:p>
        </text:list-item>
        <text:list-item>
          <text:p text:style-name="P15"><text:span text:style-name="T13">returns the updated instance in the database or </text:span><text:span text:style-name="Source_20_Text"><text:span text:style-name="T16">null</text:span></text:span><text:span text:style-name="T13"> with invalid inputs</text:span></text:p>
        </text:list-item>
        <text:list-item>
          <text:p text:style-name="P25">validates the schema of the updated instance and throws an error if it is invalid</text:p>
        </text:list-item>
      </text:list>
      <text:p text:style-name="P7"><text:soft-page-break/><text:span text:style-name="Source_20_Text"><text:span text:style-name="T16">deleteFromDatabasebyId</text:span></text:span><text:span text:style-name="T13">:</text:span></text:p>
      <text:list text:style-name="L9">
        <text:list-item>
          <text:p text:style-name="P26">takes the model name argument and a second string argument representing the unique ID of the element to delete</text:p>
        </text:list-item>
        <text:list-item>
          <text:p text:style-name="P16"><text:span text:style-name="T13">returns </text:span><text:span text:style-name="Source_20_Text"><text:span text:style-name="T16">true</text:span></text:span><text:span text:style-name="T13"> if the delete occurs properly and </text:span><text:span text:style-name="Source_20_Text"><text:span text:style-name="T16">false</text:span></text:span><text:span text:style-name="T13"> if the element is not found</text:span></text:p>
        </text:list-item>
      </text:list>
      <text:p text:style-name="P7"><text:span text:style-name="Source_20_Text"><text:span text:style-name="T16">deleteAllFromDatabase</text:span></text:span><text:span text:style-name="T13">:</text:span></text:p>
      <text:list text:style-name="L10">
        <text:list-item>
          <text:p text:style-name="P27">takes only a single argument for the model name</text:p>
        </text:list-item>
        <text:list-item>
          <text:p text:style-name="P27">deletes all elements from the proper model and returns a new, empty array</text:p>
        </text:list-item>
        <text:list-item>
          <text:p text:style-name="P17"><text:span text:style-name="T13">you will only need to use this function for an </text:span><text:span text:style-name="Source_20_Text"><text:span text:style-name="T16">/api/meetings</text:span></text:span><text:span text:style-name="T13"> route.</text:span></text:p>
        </text:list-item>
      </text:list>
      <text:p text:style-name="P6"><text:span text:style-name="Strong_20_Emphasis"><text:span text:style-name="T15">Schemas</text:span></text:span></text:p>
      <text:list text:style-name="L11">
        <text:list-item>
          <text:p text:style-name="P28">Minion:</text:p>
          <text:list>
            <text:list-item>
              <text:p text:style-name="P32">id: string</text:p>
            </text:list-item>
            <text:list-item>
              <text:p text:style-name="P32">name: string</text:p>
            </text:list-item>
            <text:list-item>
              <text:p text:style-name="P32">title: string</text:p>
            </text:list-item>
            <text:list-item>
              <text:p text:style-name="P32">salary: number</text:p>
            </text:list-item>
          </text:list>
        </text:list-item>
        <text:list-item>
          <text:p text:style-name="P28">Idea</text:p>
          <text:list>
            <text:list-item>
              <text:p text:style-name="P32">id: string</text:p>
            </text:list-item>
            <text:list-item>
              <text:p text:style-name="P32">name: string</text:p>
            </text:list-item>
            <text:list-item>
              <text:p text:style-name="P32">description: string</text:p>
            </text:list-item>
            <text:list-item>
              <text:p text:style-name="P32">numWeeks: number</text:p>
            </text:list-item>
            <text:list-item>
              <text:p text:style-name="P32">weeklyRevenue: number</text:p>
            </text:list-item>
          </text:list>
        </text:list-item>
        <text:list-item>
          <text:p text:style-name="P28">Meeting</text:p>
          <text:list>
            <text:list-item>
              <text:p text:style-name="P32">time: string</text:p>
            </text:list-item>
            <text:list-item>
              <text:p text:style-name="P21"><text:span text:style-name="T13">date: JS </text:span><text:span text:style-name="Source_20_Text"><text:span text:style-name="T16">Date</text:span></text:span><text:span text:style-name="T13"> object</text:span></text:p>
            </text:list-item>
            <text:list-item>
              <text:p text:style-name="P32">day: string</text:p>
            </text:list-item>
            <text:list-item>
              <text:p text:style-name="P32"><text:soft-page-break/>note: string</text:p>
            </text:list-item>
          </text:list>
        </text:list-item>
      </text:list>
      <text:p text:style-name="P29">Take note that many values that could be numbers are, in fact, strings. Since we are writing an API, we can’t trust that a client will always provide property promatted data. You may need to transform between String and Number JavaScript types in order to provide full functionality in your API.</text:p>
      <text:h text:style-name="P3" text:outline-level="3"><text:bookmark text:name="heading-custom-middleware"/>Custom Middleware</text:h>
      <text:list text:style-name="L12">
        <text:list-item>
          <text:p text:style-name="P18"><text:span text:style-name="T13">You will create a custom middleware function </text:span><text:span text:style-name="Source_20_Text"><text:span text:style-name="T16">checkMillionDollarIdea</text:span></text:span><text:span text:style-name="T13"> that will come in handy in some </text:span><text:span text:style-name="Source_20_Text"><text:span text:style-name="T16">/api/ideas</text:span></text:span><text:span text:style-name="T13"> routes. Write this function in the </text:span><text:span text:style-name="Source_20_Text"><text:span text:style-name="T16">server/checkMillionDollarIdea.js</text:span></text:span><text:span text:style-name="T13"> file. This function will make sure that any new or updated ideas are still worth at least one million dollars! The total value of an idea is the product of its </text:span><text:span text:style-name="Source_20_Text"><text:span text:style-name="T16">numWeeks</text:span></text:span><text:span text:style-name="T13"> and </text:span><text:span text:style-name="Source_20_Text"><text:span text:style-name="T16">weeklyRevenue</text:span></text:span><text:span text:style-name="T13"> properties.</text:span></text:p>
        </text:list-item>
      </text:list>
      <text:h text:style-name="P3" text:outline-level="3"><text:bookmark text:name="heading-bonus"/>Bonus</text:h>
      <text:p text:style-name="P29">As a bonus, you may implement routes to allow bosses to add and remove work from their minions’ backlogs.</text:p>
      <text:p text:style-name="P29">Schema:</text:p>
      <text:list text:style-name="L13">
        <text:list-item>
          <text:p text:style-name="P31">Work:</text:p>
          <text:list>
            <text:list-item>
              <text:p text:style-name="P33">id: string</text:p>
            </text:list-item>
            <text:list-item>
              <text:p text:style-name="P33">title: string</text:p>
            </text:list-item>
            <text:list-item>
              <text:p text:style-name="P33">description: string</text:p>
            </text:list-item>
            <text:list-item>
              <text:p text:style-name="P33">hours: number</text:p>
            </text:list-item>
            <text:list-item>
              <text:p text:style-name="P33">minionId: string</text:p>
            </text:list-item>
          </text:list>
        </text:list-item>
      </text:list>
      <text:p text:style-name="P29">Routes required:</text:p>
      <text:list text:style-name="L14">
        <text:list-item>
          <text:p text:style-name="P19"><text:soft-page-break/><text:span text:style-name="Source_20_Text"><text:span text:style-name="T16">GET /api/minions/:minionId/work</text:span></text:span><text:span text:style-name="T13"> to get an array of all work for the specified minion.</text:span></text:p>
        </text:list-item>
        <text:list-item>
          <text:p text:style-name="P19"><text:span text:style-name="Source_20_Text"><text:span text:style-name="T16">POST /api/minions/:minionId/work</text:span></text:span><text:span text:style-name="T13"> to create a new work object and save it to the database.</text:span></text:p>
        </text:list-item>
        <text:list-item>
          <text:p text:style-name="P19"><text:span text:style-name="Source_20_Text"><text:span text:style-name="T16">PUT /api/minions/:minionId/work/:workId</text:span></text:span><text:span text:style-name="T13"> to update a single work by id.</text:span></text:p>
        </text:list-item>
        <text:list-item>
          <text:p text:style-name="P19"><text:span text:style-name="Source_20_Text"><text:span text:style-name="T16">DELETE /api/minions/:minionId/work/:workId</text:span></text:span><text:span text:style-name="T13"> to delete a single work by id.</text:span></text:p>
        </text:list-item>
      </text:list>
      <text:p text:style-name="P7"><text:span text:style-name="T13">To work on the bonus with tests, you will need to remove their pending status. Open the </text:span><text:span text:style-name="Source_20_Text"><text:span text:style-name="T16">test/test.js</text:span></text:span><text:span text:style-name="T13"> and edit the code that begins the </text:span><text:span text:style-name="Source_20_Text"><text:span text:style-name="T16">/api/minions/:minionId/work</text:span></text:span><text:span text:style-name="T13"> routes tests. It should start with </text:span><text:span text:style-name="Source_20_Text"><text:span text:style-name="T16">xdescribe(</text:span></text:span><text:span text:style-name="T13"> around line 689 of the test file. If you delete the </text:span><text:span text:style-name="Source_20_Text"><text:span text:style-name="T16">x</text:span></text:span><text:span text:style-name="T13"> (so that the line simply starts with </text:span><text:span text:style-name="Source_20_Text"><text:span text:style-name="T16">describe(</text:span></text:span><text:span text:style-name="T13"> and save the test file before re-running, your bonus tests will now be active.</text:span></text:p>
      <text:p text:style-name="P7"><text:span text:style-name="T13">In order to fully implement these routes, the database helper functions may not provide all the functionality that you need, and you may need to use router parameters or other methods to attach the </text:span><text:span text:style-name="Source_20_Text"><text:span text:style-name="T16">minionId</text:span></text:span><text:span text:style-name="T13"> properties correctly and handle the edge cases property. Good luck!</text:span></text:p>
      <text:h text:style-name="P2" text:outline-level="2"><text:bookmark text:name="heading-testing"/>Testing</text:h>
      <text:p text:style-name="P29">A testing suite has been provided for you, checking for all essential functionality and edge cases.</text:p>
      <text:p text:style-name="P7"><text:span text:style-name="T13">To run these tests, first open the root project directory in your terminal. Then run </text:span><text:span text:style-name="Source_20_Text"><text:span text:style-name="T16">npm install</text:span></text:span><text:span text:style-name="T13"> to install all necessary testing dependencies (you will only need to do this step once).</text:span></text:p>
      <text:p text:style-name="P7"><text:span text:style-name="T13">Finally, run </text:span><text:span text:style-name="Source_20_Text"><text:span text:style-name="T16">npm run test</text:span></text:span><text:span text:style-name="T13">. You will see a list of tests that ran with information about whether or not each test passed. After this list, you will see more specific output about why each failing test failed. While they are open in a terminal window, these tests will re-</text:span><text:soft-page-break/><text:span text:style-name="T13">run every time you save server files. If you want to quit the testing loop, use </text:span><text:span text:style-name="Source_20_Text"><text:span text:style-name="T16">Ctrl + C</text:span></text:span><text:span text:style-name="T13">. If you only want to run the tests once, you can run the </text:span><text:span text:style-name="Source_20_Text"><text:span text:style-name="T16">mocha</text:span></text:span><text:span text:style-name="T13"> command in the terminal from your project root directory.</text:span></text:p>
      <text:p text:style-name="P30">As you implement functionality, run the tests to ensure you are implementing your routes and middleware correctly. The tests will also help you identify edge cases that you may not have anticipated when first writing your routes. You should also test the functionality on the front-end to make sure that things are working as intended. Feel free to add logging middleware to your server — it will help with debugging!</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ercu" svg:font-family="Apercu, apple-system, BlinkMacSystemFont, 'Segoe UI', Roboto, Ubuntu, Cantarell, 'Fira Sans', 'Droid Sans', 'Helvetica Neu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aco" svg:font-family="Monaco, Menlo, 'Ubuntu Mono', 'Droid Sans Mono', Consolas,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3T12:03:30.498856343</meta:creation-date>
    <dc:date>2026-02-13T12:04:16.156257885</dc:date>
    <meta:editing-duration>PT46S</meta:editing-duration>
    <meta:editing-cycles>1</meta:editing-cycles>
    <meta:document-statistic meta:table-count="0" meta:image-count="0" meta:object-count="0" meta:page-count="8" meta:paragraph-count="104" meta:word-count="1613" meta:character-count="9258" meta:non-whitespace-character-count="7814"/>
    <meta:generator>LibreOffice/24.2.7.2$Linux_X86_64 LibreOffice_project/420$Build-2</meta:generator>
  </office:meta>
</office:document-meta>
</file>